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opacity="0%" draw:textarea-horizontal-align="center" draw:textarea-vertical-align="middle" draw:shadow-opacity="0%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15cm" fo:min-width="5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81cm" fo:min-width="2.203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7cm" fo:min-width="2.107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34cm" fo:min-width="2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cm" fo:min-width="4.5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63cm" fo:min-width="2cm"/>
    </style:style>
    <style:style style:name="gr9" style:family="graphic" style:parent-style-name="standard">
      <style:graphic-properties svg:stroke-width="0.08cm" draw:marker-start-width="0.32cm" draw:marker-end="Arrow" draw:marker-end-width="0.42cm" draw:textarea-horizontal-align="center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34cm" fo:min-width="3.236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5cm" fo:min-width="5.736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5cm" fo:min-width="2.20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Baskerville Old Face'" style:font-family-generic="roman" style:font-pitch="variable" fo:font-size="12pt" style:font-size-asian="12pt" style:font-size-complex="12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font-family="'Baskerville Old Face'" style:font-family-generic="roman" style:font-pitch="variable"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8.79cm" svg:height="12cm" svg:x="1cm" svg:y="3.5cm">
          <text:p text:style-name="P4"/>
        </draw:rect>
        <draw:frame draw:style-name="gr2" draw:text-style-name="P3" draw:id="id1" draw:layer="layout" svg:width="5.6cm" svg:height="1.565cm" svg:x="1.9cm" svg:y="5.2cm">
          <draw:text-box>
            <text:p text:style-name="P2"><text:span text:style-name="T1">Collecting sensor input(s)</text:span></text:p>
            <text:p text:style-name="P2"><text:span text:style-name="T1">and generating midiassignabe</text:span></text:p>
            <text:p text:style-name="P2"><text:span text:style-name="T1"><text:s/></text:span><text:span text:style-name="T1">output(s)</text:span></text:p>
          </draw:text-box>
        </draw:frame>
        <draw:frame draw:style-name="gr3" draw:text-style-name="P5" draw:layer="layout" svg:width="0.849cm" svg:height="0.564cm" svg:x="7.484cm" svg:y="4.6cm">
          <draw:text-box>
            <text:p text:style-name="P4"><text:span text:style-name="T2">(8)</text:span></text:p>
          </draw:text-box>
        </draw:frame>
        <draw:frame draw:style-name="gr4" draw:text-style-name="P3" draw:id="id2" draw:layer="layout" svg:width="2.945cm" svg:height="1.131cm" svg:x="8.797cm" svg:y="6.2cm">
          <draw:text-box>
            <text:p text:style-name="P2"><text:span text:style-name="T1">Keeping track</text:span></text:p>
            <text:p text:style-name="P2"><text:span text:style-name="T1">of project state</text:span></text:p>
          </draw:text-box>
        </draw:frame>
        <draw:frame draw:style-name="gr5" draw:text-style-name="P3" draw:id="id4" draw:layer="layout" svg:width="2.881cm" svg:height="1.197cm" svg:x="12.335cm" svg:y="8.7cm">
          <draw:text-box>
            <text:p text:style-name="P2"><text:span text:style-name="T1">Managing</text:span></text:p>
            <text:p text:style-name="P2"><text:span text:style-name="T1">file operations</text:span></text:p>
          </draw:text-box>
        </draw:frame>
        <draw:frame draw:style-name="gr6" draw:text-style-name="P3" draw:id="id5" draw:layer="layout" svg:width="3.736cm" svg:height="1.184cm" svg:x="9cm" svg:y="11.2cm">
          <draw:text-box>
            <text:p text:style-name="P2"><text:span text:style-name="T1">Setting project state</text:span></text:p>
            <text:p text:style-name="P2"><text:span text:style-name="T1">according to file</text:span></text:p>
          </draw:text-box>
        </draw:frame>
        <draw:frame draw:style-name="gr7" draw:text-style-name="P3" draw:id="id3" draw:layer="layout" svg:width="5cm" svg:height="2cm" svg:x="2.5cm" svg:y="11.8cm">
          <draw:text-box>
            <text:p text:style-name="P2"><text:span text:style-name="T1">Receiving data from</text:span></text:p>
            <text:p text:style-name="P2"><text:span text:style-name="T1">controller patches and </text:span></text:p>
            <text:p text:style-name="P2"><text:span text:style-name="T1">managing midi conversion </text:span></text:p>
            <text:p text:style-name="P2"><text:span text:style-name="T1">and assignment</text:span></text:p>
          </draw:text-box>
        </draw:frame>
        <draw:frame draw:style-name="gr8" draw:text-style-name="P3" draw:id="id6" draw:layer="layout" svg:width="5.269cm" svg:height="1.511cm" svg:x="13.231cm" svg:y="13.889cm">
          <draw:text-box>
            <text:p text:style-name="P2"><text:span text:style-name="T1">Managing communication</text:span></text:p>
            <text:p text:style-name="P2"><text:span text:style-name="T1">with flash in regard to </text:span></text:p>
            <text:p text:style-name="P2"><text:span text:style-name="T1">outputHandler-state changes</text:span></text:p>
          </draw:text-box>
        </draw:frame>
        <draw:line draw:style-name="gr9" draw:text-style-name="P1" draw:layer="layout" svg:x1="3.093cm" svg:y1="6.781cm" svg:x2="3.093cm" svg:y2="11.781cm">
          <text:p text:style-name="P4"/>
        </draw:line>
        <draw:frame draw:style-name="gr10" draw:text-style-name="P6" draw:layer="layout" svg:width="1.713cm" svg:height="0.564cm" svg:x="3cm" svg:y="8.659cm">
          <draw:text-box>
            <text:p text:style-name="P4"><text:span text:style-name="T2">(0..4)</text:span></text:p>
          </draw:text-box>
        </draw:frame>
        <draw:frame draw:style-name="gr11" draw:text-style-name="P6" draw:layer="layout" svg:width="3.2cm" svg:height="0.564cm" draw:transform="rotate (1.5707963267946) translate (2.6cm 10.2cm)">
          <draw:text-box>
            <text:p text:style-name="P4"><text:span text:style-name="T2">Midi-assignable data</text:span></text:p>
          </draw:text-box>
        </draw:frame>
        <draw:connector draw:style-name="gr12" draw:text-style-name="P1" draw:layer="layout" svg:x1="4.7cm" svg:y1="6.765cm" svg:x2="8.797cm" svg:y2="6.765cm" draw:start-shape="id1" draw:start-glue-point="2" draw:end-shape="id2" draw:end-glue-point="3">
          <text:p text:style-name="P4"/>
        </draw:connector>
        <draw:connector draw:style-name="gr12" draw:text-style-name="P1" draw:layer="layout" svg:x1="5cm" svg:y1="13.8cm" svg:x2="8.797cm" svg:y2="6.765cm" draw:start-shape="id3" draw:start-glue-point="2" draw:end-shape="id2" draw:end-glue-point="3">
          <text:p text:style-name="P4"/>
        </draw:connector>
        <draw:connector draw:style-name="gr12" draw:text-style-name="P1" draw:layer="layout" svg:x1="10.269cm" svg:y1="7.331cm" svg:x2="12.335cm" svg:y2="9.298cm" draw:start-shape="id2" draw:start-glue-point="2" draw:end-shape="id4" draw:end-glue-point="3">
          <text:p text:style-name="P4"/>
        </draw:connector>
        <draw:connector draw:style-name="gr12" draw:text-style-name="P1" draw:layer="layout" svg:x1="13.775cm" svg:y1="9.897cm" svg:x2="12.736cm" svg:y2="11.792cm" draw:start-shape="id4" draw:start-glue-point="2" draw:end-shape="id5" draw:end-glue-point="1">
          <text:p text:style-name="P4"/>
        </draw:connector>
        <draw:connector draw:style-name="gr12" draw:text-style-name="P1" draw:layer="layout" draw:line-skew="2.316cm -0.26cm" svg:x1="10.868cm" svg:y1="12.384cm" svg:x2="1.9cm" svg:y2="5.982cm" draw:start-shape="id5" draw:start-glue-point="2" draw:end-shape="id1" draw:end-glue-point="3">
          <text:p text:style-name="P4"/>
        </draw:connector>
        <draw:connector draw:style-name="gr12" draw:text-style-name="P1" draw:layer="layout" draw:line-skew="0.9cm -0.86cm" svg:x1="10.868cm" svg:y1="12.384cm" svg:x2="2.5cm" svg:y2="12.8cm" draw:start-shape="id5" draw:start-glue-point="2" draw:end-shape="id3" draw:end-glue-point="3">
          <text:p text:style-name="P4"/>
        </draw:connector>
        <draw:frame draw:style-name="gr3" draw:text-style-name="P5" draw:layer="layout" svg:width="2.267cm" svg:height="0.564cm" svg:x="15.533cm" svg:y="9.259cm">
          <draw:text-box>
            <text:p text:style-name="P4"><text:span text:style-name="T2">Read from file</text:span></text:p>
          </draw:text-box>
        </draw:frame>
        <draw:line draw:style-name="gr12" draw:text-style-name="P1" draw:layer="layout" svg:x1="17.848cm" svg:y1="9.711cm" svg:x2="15.2cm" svg:y2="9.711cm">
          <text:p text:style-name="P4"/>
        </draw:line>
        <draw:frame draw:style-name="gr3" draw:text-style-name="P5" draw:layer="layout" svg:width="1.916cm" svg:height="0.564cm" svg:x="15.084cm" svg:y="8.636cm">
          <draw:text-box>
            <text:p text:style-name="P4"><text:span text:style-name="T2">Write to file</text:span></text:p>
          </draw:text-box>
        </draw:frame>
        <draw:line draw:style-name="gr12" draw:text-style-name="P1" draw:layer="layout" svg:x1="15.2cm" svg:y1="9.1cm" svg:x2="17.875cm" svg:y2="9.1cm">
          <text:p text:style-name="P4"/>
        </draw:line>
        <draw:frame draw:style-name="gr3" draw:text-style-name="P7" draw:layer="layout" svg:width="4.854cm" svg:height="0.721cm" svg:x="3.07cm" svg:y="4.536cm">
          <draw:text-box>
            <text:p text:style-name="P4"><text:span text:style-name="T3">Slot for controller patch</text:span></text:p>
          </draw:text-box>
        </draw:frame>
        <draw:frame draw:style-name="gr3" draw:text-style-name="P7" draw:layer="layout" svg:width="3.161cm" svg:height="0.721cm" svg:x="8.646cm" svg:y="5.579cm">
          <draw:text-box>
            <text:p text:style-name="P4"><text:span text:style-name="T3">stateRecorder</text:span></text:p>
          </draw:text-box>
        </draw:frame>
        <draw:frame draw:style-name="gr3" draw:text-style-name="P7" draw:layer="layout" svg:width="2.923cm" svg:height="0.721cm" svg:x="12.077cm" svg:y="8.079cm">
          <draw:text-box>
            <text:p text:style-name="P4"><text:span text:style-name="T3">writerReader</text:span></text:p>
          </draw:text-box>
        </draw:frame>
        <draw:frame draw:style-name="gr3" draw:text-style-name="P7" draw:layer="layout" svg:width="2.551cm" svg:height="0.721cm" svg:x="9cm" svg:y="10.579cm">
          <draw:text-box>
            <text:p text:style-name="P4"><text:span text:style-name="T3">stateSetter</text:span></text:p>
          </draw:text-box>
        </draw:frame>
        <draw:frame draw:style-name="gr3" draw:text-style-name="P7" draw:layer="layout" svg:width="3.161cm" svg:height="0.721cm" svg:x="3.249cm" svg:y="11.179cm">
          <draw:text-box>
            <text:p text:style-name="P4"><text:span text:style-name="T3">outputHandler</text:span></text:p>
          </draw:text-box>
        </draw:frame>
        <draw:line draw:style-name="gr9" draw:text-style-name="P1" draw:layer="layout" svg:x1="3.1cm" svg:y1="13.8cm" svg:x2="3.1cm" svg:y2="16.8cm">
          <text:p text:style-name="P4"/>
        </draw:line>
        <draw:frame draw:style-name="gr11" draw:text-style-name="P6" draw:layer="layout" svg:width="1.7cm" svg:height="0.564cm" draw:transform="rotate (1.5707963267946) translate (2.6cm 15.3cm)">
          <draw:text-box>
            <text:p text:style-name="P4"><text:span text:style-name="T2">Midi data</text:span></text:p>
          </draw:text-box>
        </draw:frame>
        <draw:frame draw:style-name="gr3" draw:text-style-name="P7" draw:layer="layout" svg:width="4.033cm" svg:height="0.721cm" svg:x="13.2cm" svg:y="13.266cm">
          <draw:text-box>
            <text:p text:style-name="P4"><text:span text:style-name="T3">connectionHandler</text:span></text:p>
          </draw:text-box>
        </draw:frame>
        <draw:connector draw:style-name="gr13" draw:text-style-name="P1" draw:layer="layout" draw:line-skew="-0.829cm" svg:x1="7.5cm" svg:y1="12.8cm" svg:x2="13.231cm" svg:y2="14.644cm" draw:start-shape="id3" draw:start-glue-point="1" draw:end-shape="id6" draw:end-glue-point="3">
          <text:p text:style-name="P4"/>
        </draw:connector>
        <draw:line draw:style-name="gr12" draw:text-style-name="P1" draw:layer="layout" svg:x1="15cm" svg:y1="15.5cm" svg:x2="15cm" svg:y2="21.2cm">
          <text:p text:style-name="P4"/>
        </draw:line>
        <draw:line draw:style-name="gr12" draw:text-style-name="P1" draw:layer="layout" svg:x1="17cm" svg:y1="21.2cm" svg:x2="17cm" svg:y2="15.5cm">
          <text:p text:style-name="P4"/>
        </draw:line>
        <draw:frame draw:style-name="gr11" draw:text-style-name="P6" draw:layer="layout" svg:width="5.5cm" svg:height="0.564cm" draw:transform="rotate (1.5707963267946) translate (14.6cm 20.6cm)">
          <draw:text-box>
            <text:p text:style-name="P4"><text:span text:style-name="T2">Broadcasting changes and init. state</text:span></text:p>
          </draw:text-box>
        </draw:frame>
        <draw:connector draw:style-name="gr12" draw:text-style-name="P1" draw:layer="layout" draw:line-skew="0.165cm" svg:x1="11.742cm" svg:y1="6.765cm" svg:x2="18.5cm" svg:y2="14.644cm" draw:start-shape="id2" draw:start-glue-point="1" draw:end-shape="id6" draw:end-glue-point="1">
          <text:p text:style-name="P4"/>
        </draw:connector>
        <draw:frame draw:style-name="gr11" draw:text-style-name="P6" draw:layer="layout" svg:width="6.5cm" svg:height="0.564cm" draw:transform="rotate (1.5707963267946) translate (16.6cm 21.5cm)">
          <draw:text-box>
            <text:p text:style-name="P4"><text:span text:style-name="T2">Receiving assignments and init. requests</text:span></text:p>
          </draw:text-box>
        </draw:frame>
        <draw:frame draw:style-name="gr14" draw:text-style-name="P3" draw:id="id7" draw:layer="layout" svg:width="4.494cm" svg:height="1.931cm" svg:x="12.564cm" svg:y="21.6cm">
          <draw:text-box>
            <text:p text:style-name="P2"><text:span text:style-name="T1">Translating between</text:span></text:p>
            <text:p text:style-name="P2"><text:span text:style-name="T1">protocols and managing</text:span></text:p>
            <text:p text:style-name="P2"><text:span text:style-name="T1">connection to multiple</text:span></text:p>
            <text:p text:style-name="P2"><text:span text:style-name="T1">flash clients.</text:span></text:p>
          </draw:text-box>
        </draw:frame>
        <draw:frame draw:style-name="gr3" draw:text-style-name="P7" draw:layer="layout" svg:width="2.809cm" svg:height="0.721cm" svg:x="12.291cm" svg:y="21cm">
          <draw:text-box>
            <text:p text:style-name="P4"><text:span text:style-name="T3">Flosc server</text:span></text:p>
          </draw:text-box>
        </draw:frame>
        <draw:frame draw:style-name="gr15" draw:text-style-name="P3" draw:layer="layout" svg:width="6.236cm" svg:height="1.183cm" svg:x="2.264cm" svg:y="17.7cm">
          <draw:text-box>
            <text:p text:style-name="P4"/>
          </draw:text-box>
        </draw:frame>
        <draw:frame draw:style-name="gr3" draw:text-style-name="P7" draw:layer="layout" svg:width="5.963cm" svg:height="0.721cm" svg:x="1.967cm" svg:y="17.079cm">
          <draw:text-box>
            <text:p text:style-name="P4"><text:span text:style-name="T3">Musical application/hardware</text:span></text:p>
          </draw:text-box>
        </draw:frame>
        <draw:frame draw:style-name="gr3" draw:text-style-name="P5" draw:layer="layout" svg:width="1.162cm" svg:height="0.564cm" svg:x="7.838cm" svg:y="17.236cm">
          <draw:text-box>
            <text:p text:style-name="P4"><text:span text:style-name="T2">(0..n)</text:span></text:p>
          </draw:text-box>
        </draw:frame>
        <draw:frame draw:style-name="gr3" draw:text-style-name="P8" draw:layer="layout" svg:width="4.414cm" svg:height="0.873cm" svg:x="15.087cm" svg:y="2.6cm">
          <draw:text-box>
            <text:p text:style-name="P4"><text:span text:style-name="T4">Max application</text:span></text:p>
          </draw:text-box>
        </draw:frame>
        <draw:line draw:style-name="gr9" draw:text-style-name="P1" draw:layer="layout" svg:x1="3.1cm" svg:y1="2.1cm" svg:x2="3.1cm" svg:y2="5.1cm">
          <text:p text:style-name="P4"/>
        </draw:line>
        <draw:frame draw:style-name="gr11" draw:text-style-name="P6" draw:layer="layout" svg:width="2.2cm" svg:height="0.564cm" draw:transform="rotate (1.5707963267946) translate (2.6cm 4cm)">
          <draw:text-box>
            <text:p text:style-name="P4"><text:span text:style-name="T2">Sensor input</text:span></text:p>
          </draw:text-box>
        </draw:frame>
        <draw:frame draw:style-name="gr10" draw:text-style-name="P6" draw:layer="layout" svg:width="1.713cm" svg:height="0.564cm" svg:x="3cm" svg:y="2.7cm">
          <draw:text-box>
            <text:p text:style-name="P4"><text:span text:style-name="T2">(0..n)</text:span></text:p>
          </draw:text-box>
        </draw:frame>
        <draw:frame draw:style-name="gr16" draw:text-style-name="P3" draw:id="id8" draw:layer="layout" svg:width="2.703cm" svg:height="1.183cm" svg:x="6.497cm" svg:y="22.121cm">
          <draw:text-box>
            <text:p text:style-name="P4"/>
          </draw:text-box>
        </draw:frame>
        <draw:frame draw:style-name="gr3" draw:text-style-name="P7" draw:layer="layout" svg:width="2.644cm" svg:height="0.721cm" svg:x="6.2cm" svg:y="21.5cm">
          <draw:text-box>
            <text:p text:style-name="P4"><text:span text:style-name="T3">Flash client</text:span></text:p>
          </draw:text-box>
        </draw:frame>
        <draw:frame draw:style-name="gr3" draw:text-style-name="P5" draw:layer="layout" svg:width="1.162cm" svg:height="0.564cm" svg:x="8.7cm" svg:y="21.5cm">
          <draw:text-box>
            <text:p text:style-name="P4"><text:span text:style-name="T2">(0..n)</text:span></text:p>
          </draw:text-box>
        </draw:frame>
        <draw:connector draw:style-name="gr13" draw:text-style-name="P1" draw:layer="layout" svg:x1="12.564cm" svg:y1="22.565cm" svg:x2="9.2cm" svg:y2="22.712cm" draw:start-shape="id7" draw:start-glue-point="3" draw:end-shape="id8" draw:end-glue-point="1">
          <text:p text:style-name="P4"/>
        </draw:connector>
        <draw:frame draw:style-name="gr10" draw:text-style-name="P6" draw:layer="layout" svg:width="1.713cm" svg:height="0.564cm" svg:x="3cm" svg:y="14.5cm">
          <draw:text-box>
            <text:p text:style-name="P4"><text:span text:style-name="T2">(0..16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initial-creator>Jakob Hougaard Andersen</meta:initial-creator>
    <meta:creation-date>2008-05-25T08:37:58</meta:creation-date>
    <dc:creator>Jakob Hougaard Andersen</dc:creator>
    <dc:date>2008-05-25T22:42:53</dc:date>
    <meta:editing-cycles>8</meta:editing-cycles>
    <meta:editing-duration>PT8H7M40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